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8000003DC99232CF19C92DB38.jpg" manifest:media-type="image/jpeg"/>
  <manifest:file-entry manifest:full-path="Pictures/100002010000007600000077FD8B2C2164A71E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gr3" style:family="graphic" style:parent-style-name="standard">
      <style:graphic-properties fo:border="solid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5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8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</style:style>
    <style:style style:name="gr21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nux Libertine Display G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5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Linux Libertine Display G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imagemPerfil" form:control-implementation="ooo:com.sun.star.form.component.TextField" xml:id="control1" form:id="control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pelido" form:control-implementation="ooo:com.sun.star.form.component.TextField" xml:id="control2" form:id="control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lacionamento" form:control-implementation="ooo:com.sun.star.form.component.TextField" xml:id="control3" form:id="control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aNascimento" form:control-implementation="ooo:com.sun.star.form.component.TextField" xml:id="control4" form:id="control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elular" form:control-implementation="ooo:com.sun.star.form.component.TextField" xml:id="control5" form:id="control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hatsapp" form:control-implementation="ooo:com.sun.star.form.component.TextField" xml:id="control6" form:id="control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7" form:id="control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eResponsavel1" form:control-implementation="ooo:com.sun.star.form.component.TextField" xml:id="control8" form:id="control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eResponsavel2" form:control-implementation="ooo:com.sun.star.form.component.TextField" xml:id="control9" form:id="control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lefoneResponsavel1" form:control-implementation="ooo:com.sun.star.form.component.TextField" xml:id="control10" form:id="control1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lefoneResponsavel2" form:control-implementation="ooo:com.sun.star.form.component.TextField" xml:id="control11" form:id="control1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ereco" form:control-implementation="ooo:com.sun.star.form.component.TextField" xml:id="control12" form:id="control1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irro" form:control-implementation="ooo:com.sun.star.form.component.TextField" xml:id="control13" form:id="control1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lemento" form:control-implementation="ooo:com.sun.star.form.component.TextField" xml:id="control14" form:id="control1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amanhoCamisa" form:control-implementation="ooo:com.sun.star.form.component.TextField" xml:id="control15" form:id="control1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ep" form:control-implementation="ooo:com.sun.star.form.component.TextField" xml:id="control16" form:id="control1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erencia" form:control-implementation="ooo:com.sun.star.form.component.TextField" xml:id="control17" form:id="control1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cramento" form:control-implementation="ooo:com.sun.star.form.component.TextField" xml:id="control18" form:id="control1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roquia" form:control-implementation="ooo:com.sun.star.form.component.TextField" xml:id="control19" form:id="control1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ligiao" form:control-implementation="ooo:com.sun.star.form.component.TextField" xml:id="control20" form:id="control2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problemaAlimentar" form:control-implementation="ooo:com.sun.star.form.component.TextField" xml:id="control21" form:id="control2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roblemaSaude" form:control-implementation="ooo:com.sun.star.form.component.TextField" xml:id="control22" form:id="control2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me" form:control-implementation="ooo:com.sun.star.form.component.TextField" xml:id="control23" form:id="control2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3.275cm" svg:height="2.996cm" svg:x="16.6cm" svg:y="1.121cm">
          <draw:image xlink:href="Pictures/1000000000000438000003DC99232CF19C92DB38.jpg" xlink:type="simple" xlink:show="embed" xlink:actuate="onLoad">
            <text:p/>
          </draw:image>
        </draw:frame>
        <draw:frame draw:style-name="gr1" draw:text-style-name="P1" draw:layer="layout" svg:width="2.727cm" svg:height="2.75cm" svg:x="1.178cm" svg:y="1.244cm">
          <draw:image xlink:href="Pictures/100002010000007600000077FD8B2C2164A71EF2.png" xlink:type="simple" xlink:show="embed" xlink:actuate="onLoad">
            <text:p/>
          </draw:image>
        </draw:frame>
        <draw:frame draw:style-name="gr2" draw:text-style-name="P3" draw:layer="layout" svg:width="11.2cm" svg:height="1.9cm" svg:x="4.9cm" svg:y="1.669cm">
          <draw:text-box>
            <text:p text:style-name="P2"><text:span text:style-name="T2">Encontro de Jovens com Cristo</text:span></text:p>
            <text:p text:style-name="P2"><text:span text:style-name="T2">EJC</text:span></text:p>
          </draw:text-box>
        </draw:frame>
        <draw:control draw:style-name="gr3" draw:text-style-name="P4" draw:layer="layout" svg:width="4.8cm" svg:height="6cm" svg:x="14.7cm" svg:y="6.4cm" draw:control="control1"/>
        <draw:frame draw:style-name="gr4" draw:text-style-name="P5" draw:layer="layout" svg:width="2.039cm" svg:height="0.725cm" svg:x="1.3cm" svg:y="6.8cm">
          <draw:text-box>
            <text:p><text:span text:style-name="T3">Apelido:</text:span></text:p>
          </draw:text-box>
        </draw:frame>
        <draw:control draw:style-name="gr3" draw:text-style-name="P4" draw:layer="layout" svg:width="5.6cm" svg:height="0.7cm" svg:x="3.3cm" svg:y="6.8cm" draw:control="control2"/>
        <draw:frame draw:style-name="gr5" draw:text-style-name="P5" draw:layer="layout" svg:width="4.088cm" svg:height="0.725cm" svg:x="1.212cm" svg:y="7.975cm">
          <draw:text-box>
            <text:p><text:span text:style-name="T3">Relacionamento:</text:span></text:p>
          </draw:text-box>
        </draw:frame>
        <draw:frame draw:style-name="gr6" draw:text-style-name="P5" draw:layer="layout" svg:width="4.374cm" svg:height="0.725cm" svg:x="1.212cm" svg:y="8.938cm">
          <draw:text-box>
            <text:p><text:span text:style-name="T3">Data Nascimento:</text:span></text:p>
          </draw:text-box>
        </draw:frame>
        <draw:frame draw:style-name="gr7" draw:text-style-name="P5" draw:layer="layout" svg:width="1.963cm" svg:height="0.725cm" svg:x="1.212cm" svg:y="9.9cm">
          <draw:text-box>
            <text:p><text:span text:style-name="T3">Celular:</text:span></text:p>
          </draw:text-box>
        </draw:frame>
        <draw:frame draw:style-name="gr8" draw:text-style-name="P5" draw:layer="layout" svg:width="2.602cm" svg:height="0.725cm" svg:x="1.212cm" svg:y="10.738cm">
          <draw:text-box>
            <text:p><text:span text:style-name="T3">WhatsApp:</text:span></text:p>
          </draw:text-box>
        </draw:frame>
        <draw:frame draw:style-name="gr9" draw:text-style-name="P5" draw:layer="layout" svg:width="4.536cm" svg:height="0.725cm" svg:x="1cm" svg:y="13.1cm">
          <draw:text-box>
            <text:p><text:span text:style-name="T3">Nome Responsáveis:</text:span></text:p>
          </draw:text-box>
        </draw:frame>
        <draw:frame draw:style-name="gr10" draw:text-style-name="P5" draw:layer="layout" svg:width="1.819cm" svg:height="0.725cm" svg:x="1.281cm" svg:y="11.875cm">
          <draw:text-box>
            <text:p><text:span text:style-name="T3">E-Mail:</text:span></text:p>
          </draw:text-box>
        </draw:frame>
        <draw:frame draw:style-name="gr11" draw:text-style-name="P5" draw:layer="layout" svg:width="2.06cm" svg:height="0.725cm" svg:x="9.6cm" svg:y="6.8cm">
          <draw:text-box>
            <text:p><text:span text:style-name="T3">Camisa:</text:span></text:p>
          </draw:text-box>
        </draw:frame>
        <draw:frame draw:style-name="gr12" draw:text-style-name="P5" draw:layer="layout" svg:width="3.791cm" svg:height="0.725cm" svg:x="10.8cm" svg:y="23.2cm">
          <draw:text-box>
            <text:p><text:span text:style-name="T3">Problema Saúde:</text:span></text:p>
          </draw:text-box>
        </draw:frame>
        <draw:frame draw:style-name="gr13" draw:text-style-name="P5" draw:layer="layout" svg:width="4.329cm" svg:height="0.725cm" svg:x="1cm" svg:y="23.2cm">
          <draw:text-box>
            <text:p><text:span text:style-name="T3">Problema Alimentar:</text:span></text:p>
          </draw:text-box>
        </draw:frame>
        <draw:frame draw:style-name="gr14" draw:text-style-name="P5" draw:layer="layout" svg:width="2.441cm" svg:height="0.725cm" svg:x="1cm" svg:y="16.1cm">
          <draw:text-box>
            <text:p><text:span text:style-name="T3">Endereço:</text:span></text:p>
          </draw:text-box>
        </draw:frame>
        <draw:frame draw:style-name="gr15" draw:text-style-name="P5" draw:layer="layout" svg:width="3.271cm" svg:height="0.725cm" svg:x="11.1cm" svg:y="17.2cm">
          <draw:text-box>
            <text:p><text:span text:style-name="T3">Complemento:</text:span></text:p>
          </draw:text-box>
        </draw:frame>
        <draw:frame draw:style-name="gr16" draw:text-style-name="P5" draw:layer="layout" svg:width="1.399cm" svg:height="0.725cm" svg:x="1cm" svg:y="18.3cm">
          <draw:text-box>
            <text:p><text:span text:style-name="T3">Cep:</text:span></text:p>
          </draw:text-box>
        </draw:frame>
        <draw:frame draw:style-name="gr17" draw:text-style-name="P5" draw:layer="layout" svg:width="1.751cm" svg:height="0.725cm" svg:x="1cm" svg:y="17.275cm">
          <draw:text-box>
            <text:p><text:span text:style-name="T3">Bairro:</text:span></text:p>
          </draw:text-box>
        </draw:frame>
        <draw:frame draw:style-name="gr18" draw:text-style-name="P5" draw:layer="layout" svg:width="2.678cm" svg:height="0.725cm" svg:x="8.022cm" svg:y="18.3cm">
          <draw:text-box>
            <text:p><text:span text:style-name="T3">Referência:</text:span></text:p>
          </draw:text-box>
        </draw:frame>
        <draw:frame draw:style-name="gr19" draw:text-style-name="P5" draw:layer="layout" svg:width="2.149cm" svg:height="0.725cm" svg:x="1cm" svg:y="21.275cm">
          <draw:text-box>
            <text:p><text:span text:style-name="T3">Religião:</text:span></text:p>
          </draw:text-box>
        </draw:frame>
        <draw:frame draw:style-name="gr20" draw:text-style-name="P5" draw:layer="layout" svg:width="2.318cm" svg:height="0.725cm" svg:x="8.5cm" svg:y="19.975cm">
          <draw:text-box>
            <text:p><text:span text:style-name="T3">Paróquia:</text:span></text:p>
          </draw:text-box>
        </draw:frame>
        <draw:frame draw:style-name="gr21" draw:text-style-name="P5" draw:layer="layout" svg:width="3cm" svg:height="0.8cm" svg:x="1cm" svg:y="19.975cm">
          <draw:text-box>
            <text:p><text:span text:style-name="T3">Sacramento:</text:span></text:p>
          </draw:text-box>
        </draw:frame>
        <draw:control draw:style-name="gr3" draw:text-style-name="P4" draw:layer="layout" svg:width="5.8cm" svg:height="0.7cm" svg:x="4.8cm" svg:y="8cm" draw:control="control3"/>
        <draw:control draw:style-name="gr3" draw:text-style-name="P4" draw:layer="layout" svg:width="5.6cm" svg:height="0.7cm" svg:x="5cm" svg:y="9cm" draw:control="control4"/>
        <draw:control draw:style-name="gr3" draw:text-style-name="P4" draw:layer="layout" svg:width="7.6cm" svg:height="0.7cm" svg:x="3cm" svg:y="9.9cm" draw:control="control5"/>
        <draw:control draw:style-name="gr3" draw:text-style-name="P4" draw:layer="layout" svg:width="6.9cm" svg:height="0.7cm" svg:x="3.7cm" svg:y="10.8cm" draw:control="control6"/>
        <draw:control draw:style-name="gr3" draw:text-style-name="P4" draw:layer="layout" svg:width="7.8cm" svg:height="0.7cm" svg:x="2.9cm" svg:y="11.9cm" draw:control="control7"/>
        <draw:control draw:style-name="gr3" draw:text-style-name="P4" draw:layer="layout" svg:width="11.8cm" svg:height="0.7cm" svg:x="1.2cm" svg:y="13.9cm" draw:control="control8"/>
        <draw:control draw:style-name="gr3" draw:text-style-name="P4" draw:layer="layout" svg:width="11.8cm" svg:height="0.7cm" svg:x="1.2cm" svg:y="14.9cm" draw:control="control9"/>
        <draw:control draw:style-name="gr3" draw:text-style-name="P4" draw:layer="layout" svg:width="6.2cm" svg:height="0.7cm" svg:x="13.6cm" svg:y="13.9cm" draw:control="control10"/>
        <draw:control draw:style-name="gr3" draw:text-style-name="P4" draw:layer="layout" svg:width="6.2cm" svg:height="0.7cm" svg:x="13.6cm" svg:y="14.9cm" draw:control="control11"/>
        <draw:control draw:style-name="gr3" draw:text-style-name="P4" draw:layer="layout" svg:width="16.4cm" svg:height="0.7cm" svg:x="3.3cm" svg:y="16.1cm" draw:control="control12"/>
        <draw:control draw:style-name="gr3" draw:text-style-name="P4" draw:layer="layout" svg:width="8.1cm" svg:height="0.7cm" svg:x="2.6cm" svg:y="17.3cm" draw:control="control13"/>
        <draw:control draw:style-name="gr3" draw:text-style-name="P4" draw:layer="layout" svg:width="5.4cm" svg:height="0.7cm" svg:x="14.3cm" svg:y="17.2cm" draw:control="control14"/>
        <draw:control draw:style-name="gr3" draw:text-style-name="P4" draw:layer="layout" svg:width="2.6cm" svg:height="0.7cm" svg:x="11.5cm" svg:y="6.8cm" draw:control="control15"/>
        <draw:control draw:style-name="gr3" draw:text-style-name="P4" draw:layer="layout" svg:width="5.4cm" svg:height="0.7cm" svg:x="2.3cm" svg:y="18.3cm" draw:control="control16"/>
        <draw:control draw:style-name="gr3" draw:text-style-name="P4" draw:layer="layout" svg:width="9.1cm" svg:height="0.7cm" svg:x="10.6cm" svg:y="18.3cm" draw:control="control17"/>
        <draw:control draw:style-name="gr3" draw:text-style-name="P4" draw:layer="layout" svg:width="3.5cm" svg:height="0.7cm" svg:x="3.8cm" svg:y="20cm" draw:control="control18"/>
        <draw:control draw:style-name="gr3" draw:text-style-name="P4" draw:layer="layout" svg:width="8.9cm" svg:height="0.7cm" svg:x="10.7cm" svg:y="20cm" draw:control="control19"/>
        <draw:control draw:style-name="gr3" draw:text-style-name="P4" draw:layer="layout" svg:width="4.4cm" svg:height="0.7cm" svg:x="3cm" svg:y="21.3cm" draw:control="control20"/>
        <draw:control draw:style-name="gr3" draw:text-style-name="P4" draw:layer="layout" svg:width="8.8cm" svg:height="4.3cm" svg:x="1.3cm" svg:y="24.1cm" draw:control="control21"/>
        <draw:control draw:style-name="gr3" draw:text-style-name="P4" draw:layer="layout" svg:width="8.7cm" svg:height="4.4cm" svg:x="10.9cm" svg:y="24.1cm" draw:control="control22"/>
        <draw:control draw:style-name="gr3" draw:text-style-name="P6" draw:layer="layout" svg:width="18.2cm" svg:height="0.7cm" svg:x="1.3cm" svg:y="5.3cm" draw:control="control23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Display G" svg:font-family="'Linux Libertine Display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9:02:07.950000000</meta:creation-date>
    <dc:date>2016-05-10T00:52:15.466000000</dc:date>
    <meta:editing-duration>PT1H56M38S</meta:editing-duration>
    <meta:editing-cycles>8</meta:editing-cycles>
    <meta:generator>LibreOffice/5.1.2.2$Windows_x86 LibreOffice_project/d3bf12ecb743fc0d20e0be0c58ca359301eb705f</meta:generator>
    <meta:document-statistic meta:object-count="44"/>
  </office:meta>
</office:document-meta>
</file>